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" svg:font-family="'Liberation She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orizontal_20_Line">
      <style:paragraph-properties fo:text-align="justify" style:justify-single-word="false"/>
    </style:style>
    <style:style style:name="P5" style:family="paragraph" style:parent-style-name="Horizontal_20_Line">
      <style:paragraph-properties fo:text-align="justify" style:justify-single-word="false"/>
      <style:text-properties officeooo:paragraph-rsid="000d2bb0"/>
    </style:style>
    <style:style style:name="P6" style:family="paragraph" style:parent-style-name="Standard">
      <style:text-properties officeooo:rsid="000bb9f2" officeooo:paragraph-rsid="000bb9f2"/>
    </style:style>
    <style:style style:name="P7" style:family="paragraph" style:parent-style-name="Standard">
      <style:paragraph-properties fo:text-align="center" style:justify-single-word="false"/>
      <style:text-properties officeooo:rsid="000bb9f2" officeooo:paragraph-rsid="000d2bb0"/>
    </style:style>
    <style:style style:name="P8" style:family="paragraph" style:parent-style-name="Standard">
      <style:paragraph-properties fo:text-align="center" style:justify-single-word="false"/>
      <style:text-properties fo:font-size="18pt" fo:font-weight="normal" officeooo:rsid="000d2bb0" officeooo:paragraph-rsid="000d2bb0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6pt" officeooo:rsid="000bb9f2" officeooo:paragraph-rsid="000d2bb0" style:font-size-asian="26pt" style:font-size-complex="26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 style:list-style-name="L3">
      <style:paragraph-properties fo:text-align="justify" style:justify-single-word="false"/>
    </style:style>
    <style:style style:name="P14" style:family="paragraph" style:parent-style-name="Text_20_body" style:list-style-name="L4">
      <style:paragraph-properties fo:text-align="justify" style:justify-single-word="false"/>
    </style:style>
    <style:style style:name="P15" style:family="paragraph" style:parent-style-name="Text_20_body" style:list-style-name="L4">
      <style:paragraph-properties fo:text-align="justify" style:justify-single-word="false"/>
      <style:text-properties officeooo:paragraph-rsid="000c5212"/>
    </style:style>
    <style:style style:name="P16" style:family="paragraph" style:parent-style-name="Text_20_body" style:list-style-name="L5">
      <style:paragraph-properties fo:text-align="justify" style:justify-single-word="false"/>
    </style:style>
    <style:style style:name="P17" style:family="paragraph" style:parent-style-name="Text_20_body" style:list-style-name="L6">
      <style:paragraph-properties fo:text-align="justify" style:justify-single-word="false"/>
    </style:style>
    <style:style style:name="P18" style:family="paragraph" style:parent-style-name="Text_20_body" style:list-style-name="L7">
      <style:paragraph-properties fo:text-align="justify" style:justify-single-word="false"/>
    </style:style>
    <style:style style:name="P19" style:family="paragraph" style:parent-style-name="Text_20_body" style:list-style-name="L8">
      <style:paragraph-properties fo:text-align="justify" style:justify-single-word="false"/>
    </style:style>
    <style:style style:name="P20" style:family="paragraph" style:parent-style-name="Text_20_body" style:list-style-name="L8">
      <style:paragraph-properties fo:text-align="justify" style:justify-single-word="false"/>
      <style:text-properties officeooo:paragraph-rsid="000c5212"/>
    </style:style>
    <style:style style:name="P21" style:family="paragraph" style:parent-style-name="Text_20_body" style:list-style-name="L9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paragraph-rsid="000c5212"/>
    </style:style>
    <style:style style:name="P23" style:family="paragraph" style:parent-style-name="Text_20_body">
      <style:paragraph-properties fo:text-align="justify" style:justify-single-word="false"/>
      <style:text-properties officeooo:paragraph-rsid="000d2bb0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c52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2bb0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3">Tratamiento de Excepciones en Java</text:span></text:p>
      <text:p text:style-name="P7"><text:span text:style-name="T5"/></text:p>
      <text:p text:style-name="P7"><text:span text:style-name="T5"/></text:p>
      <text:p text:style-name="P8">Andrés Amado Cibreiro</text:p>
      <text:p text:style-name="P8"/>
      <text:p text:style-name="P8">2º DA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1"><text:a xlink:type="simple" xlink:href="#__RefHeading___Toc11_2446107860" text:style-name="Index_20_Link" text:visited-style-name="Index_20_Link">1. Introducción al Manejo de Excepciones en Java<text:tab/>2</text:a></text:p>
          <text:p text:style-name="P1"><text:a xlink:type="simple" xlink:href="#__RefHeading___Toc13_2446107860" text:style-name="Index_20_Link" text:visited-style-name="Index_20_Link">2. Jerarquía de Excepciones en Java<text:tab/>2</text:a></text:p>
          <text:p text:style-name="P1"><text:a xlink:type="simple" xlink:href="#__RefHeading___Toc15_2446107860" text:style-name="Index_20_Link" text:visited-style-name="Index_20_Link">3. Estructuras de Manejo de Excepciones<text:tab/>3</text:a></text:p>
          <text:p text:style-name="P1"><text:a xlink:type="simple" xlink:href="#__RefHeading___Toc17_2446107860" text:style-name="Index_20_Link" text:visited-style-name="Index_20_Link">4. Tipos Comunes de Excepciones en Java<text:tab/>3</text:a></text:p>
          <text:p text:style-name="P1"><text:a xlink:type="simple" xlink:href="#__RefHeading___Toc19_2446107860" text:style-name="Index_20_Link" text:visited-style-name="Index_20_Link">5. Buenas Prácticas en el Manejo de Excepciones<text:tab/>3</text:a></text:p>
          <text:p text:style-name="P1"><text:a xlink:type="simple" xlink:href="#__RefHeading___Toc21_2446107860" text:style-name="Index_20_Link" text:visited-style-name="Index_20_Link">6. Excepciones Personalizadas<text:tab/>4</text:a></text:p>
          <text:p text:style-name="P1"><text:a xlink:type="simple" xlink:href="#__RefHeading___Toc23_2446107860" text:style-name="Index_20_Link" text:visited-style-name="Index_20_Link">7. Manejo Avanzado de Excepciones<text:tab/>4</text:a></text:p>
          <text:p text:style-name="P1"><text:a xlink:type="simple" xlink:href="#__RefHeading___Toc25_2446107860" text:style-name="Index_20_Link" text:visited-style-name="Index_20_Link">8. Ejemplos Prácticos<text:tab/>4</text:a></text:p>
          <text:p text:style-name="P1"><text:a xlink:type="simple" xlink:href="#__RefHeading___Toc31_2446107860" text:style-name="Index_20_Link" text:visited-style-name="Index_20_Link">9. Conclusión<text:tab/>5</text:a></text:p>
          <text:p text:style-name="P1"><text:a xlink:type="simple" xlink:href="#__RefHeading___Toc33_2446107860" text:style-name="Index_20_Link" text:visited-style-name="Index_20_Link">10. Referencias<text:tab/>5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" text:outline-level="2"><text:bookmark-start text:name="__RefHeading___Toc11_2446107860"/><text:soft-page-break/>1. Introducción al Manejo de Excepciones en Java<text:bookmark-end text:name="__RefHeading___Toc11_2446107860"/></text:h>
      <text:p text:style-name="P10">Una excepción es un evento inesperado que ocurre durante la ejecución de un programa y que interrumpe el flujo normal del mismo. En Java, las excepciones se utilizan para gestionar errores de una forma controlada, evitando que el programa finalice abruptamente.</text:p>
      <text:p text:style-name="P10">La importancia del manejo adecuado de excepciones radica en la robustez del código. Si las excepciones no se manejan de forma correcta, el programa podría quedar en un estado inconsistente o finalizar de manera inesperada, afectando negativamente la experiencia del usuario.</text:p>
      <text:p text:style-name="P10">Es importante diferenciar entre <text:span text:style-name="Strong_20_Emphasis">errores</text:span> y <text:span text:style-name="Strong_20_Emphasis">excepciones</text:span>:</text:p>
      <text:list text:style-name="L1">
        <text:list-item>
          <text:p text:style-name="P11"><text:span text:style-name="Strong_20_Emphasis">Errores (Errors)</text:span>: Son problemas graves del sistema, como la falta de memoria, y generalmente no es posible recuperarse de ellos. Ejemplos incluyen <text:span text:style-name="Source_20_Text">OutOfMemoryError</text:span>.</text:p>
        </text:list-item>
        <text:list-item>
          <text:p text:style-name="P11"><text:span text:style-name="Strong_20_Emphasis">Excepciones (Exceptions)</text:span>: Son condiciones que un programa podría prever y manejar, como un archivo no encontrado o una operación aritmética no válida.</text:p>
        </text:list-item>
      </text:list>
      <text:p text:style-name="P4"/>
      <text:h text:style-name="P3" text:outline-level="2"><text:bookmark-start text:name="__RefHeading___Toc13_2446107860"/>2. Jerarquía de Excepciones en Java<text:bookmark-end text:name="__RefHeading___Toc13_2446107860"/></text:h>
      <text:p text:style-name="P10">En Java, las excepciones son parte de la jerarquía de clases que derivan de la clase base <text:span text:style-name="Source_20_Text">Throwable</text:span>.</text:p>
      <text:list text:style-name="L2">
        <text:list-item>
          <text:p text:style-name="P12"><text:span text:style-name="Source_20_Text"><text:span text:style-name="Strong_20_Emphasis">Throwable</text:span></text:span> es la clase base para todas las excepciones y errores.</text:p>
        </text:list-item>
        <text:list-item>
          <text:p text:style-name="P12"><text:span text:style-name="Source_20_Text"><text:span text:style-name="Strong_20_Emphasis">Exception</text:span></text:span> es la clase que representa excepciones recuperables, y puede ser manejada por el programa.</text:p>
        </text:list-item>
        <text:list-item>
          <text:p text:style-name="P12"><text:span text:style-name="Source_20_Text"><text:span text:style-name="Strong_20_Emphasis">RuntimeException</text:span></text:span> es una subclase de <text:span text:style-name="Source_20_Text">Exception</text:span> que representa excepciones que ocurren en tiempo de ejecución y que no es necesario declarar.</text:p>
        </text:list-item>
      </text:list>
      <text:p text:style-name="P10">Existen dos tipos principales de excepciones:</text:p>
      <text:list text:style-name="L3">
        <text:list-item>
          <text:p text:style-name="P13"><text:span text:style-name="Strong_20_Emphasis">Excepciones comprobadas (Checked Exceptions)</text:span>: Se verifican en tiempo de compilación y deben manejarse de manera explícita con <text:span text:style-name="Source_20_Text">try-catch</text:span> o declarándolas con <text:span text:style-name="Source_20_Text">throws</text:span>. Ejemplos: <text:span text:style-name="Source_20_Text">IOException</text:span>, <text:span text:style-name="Source_20_Text">SQLException</text:span>.</text:p>
        </text:list-item>
        <text:list-item>
          <text:p text:style-name="P13"><text:span text:style-name="Strong_20_Emphasis">Excepciones no comprobadas (Unchecked Exceptions)</text:span>: Se verifican en tiempo de ejecución y no requieren ser declaradas. Ejemplos: <text:span text:style-name="Source_20_Text">NullPointerException</text:span>, <text:span text:style-name="Source_20_Text">ArrayIndexOutOfBoundsException</text:span>.</text:p>
        </text:list-item>
      </text:list>
      <text:p text:style-name="P10"/>
      <text:p text:style-name="P4"/>
      <text:p text:style-name="P10"/>
      <text:p text:style-name="P10"/>
      <text:p text:style-name="P10"/>
      <text:h text:style-name="P3" text:outline-level="2"><text:bookmark-start text:name="__RefHeading___Toc15_2446107860"/><text:soft-page-break/>3. Estructuras de Manejo de Excepciones<text:bookmark-end text:name="__RefHeading___Toc15_2446107860"/></text:h>
      <text:p text:style-name="P10">Java proporciona varias estructuras para el manejo de excepciones:</text:p>
      <text:list text:style-name="L4">
        <text:list-item>
          <text:p text:style-name="P14"><text:span text:style-name="Source_20_Text"><text:span text:style-name="Strong_20_Emphasis">try</text:span></text:span><text:span text:style-name="Strong_20_Emphasis"> y </text:span><text:span text:style-name="Source_20_Text"><text:span text:style-name="Strong_20_Emphasis">catch</text:span></text:span>: El bloque <text:span text:style-name="Source_20_Text">try</text:span> contiene código que puede lanzar una excepción. Si se produce una excepción, el flujo se transfiere al bloque <text:span text:style-name="Source_20_Text">catch</text:span> correspondiente.</text:p>
        </text:list-item>
        <text:list-item>
          <text:p text:style-name="P14"><text:span text:style-name="Source_20_Text"><text:span text:style-name="Strong_20_Emphasis">finally</text:span></text:span>: Este bloque siempre se ejecuta, independientemente de si se produjo una excepción. Es ideal para liberar recursos.</text:p>
        </text:list-item>
        <text:list-item>
          <text:p text:style-name="P14"><text:span text:style-name="Source_20_Text"><text:span text:style-name="Strong_20_Emphasis">throw</text:span></text:span>: Utilizado para lanzar una excepción explícitamente.</text:p>
        </text:list-item>
        <text:list-item>
          <text:p text:style-name="P15"><text:span text:style-name="Source_20_Text"><text:span text:style-name="Strong_20_Emphasis">throws</text:span></text:span>: Declaración que indica que un método puede lanzar una excepción.</text:p>
          <text:p text:style-name="P15"><text:span text:style-name="Source_20_Text"><text:span text:style-name="T2">(</text:span></text:span><text:span text:style-name="Source_20_Text"><text:span text:style-name="T1">Todos </text:span></text:span><text:span text:style-name="Source_20_Text"><text:span text:style-name="T2">los ejemplos prácticos, tanto de este apartado como del 6. 7. y 8. están el archivo .java, comentado correctamente para su fácil acceso.)</text:span></text:span></text:p>
        </text:list-item>
      </text:list>
      <text:p text:style-name="P4"/>
      <text:h text:style-name="P3" text:outline-level="2"><text:bookmark-start text:name="__RefHeading___Toc17_2446107860"/>4. Tipos Comunes de Excepciones en Java<text:bookmark-end text:name="__RefHeading___Toc17_2446107860"/></text:h>
      <text:p text:style-name="P10">A continuación, se describen algunas de las excepciones más comunes en Java:</text:p>
      <text:list text:style-name="L5">
        <text:list-item>
          <text:p text:style-name="P16"><text:span text:style-name="Source_20_Text"><text:span text:style-name="Strong_20_Emphasis">NullPointerException</text:span></text:span>: Ocurre cuando se intenta acceder a un objeto que es nulo.</text:p>
        </text:list-item>
        <text:list-item>
          <text:p text:style-name="P16"><text:span text:style-name="Source_20_Text"><text:span text:style-name="Strong_20_Emphasis">ArrayIndexOutOfBoundsException</text:span></text:span>: Se produce al intentar acceder a un índice no válido de un array.</text:p>
        </text:list-item>
        <text:list-item>
          <text:p text:style-name="P16"><text:span text:style-name="Source_20_Text"><text:span text:style-name="Strong_20_Emphasis">IOException</text:span></text:span>: Relacionada con fallos en operaciones de entrada/salida.</text:p>
        </text:list-item>
        <text:list-item>
          <text:p text:style-name="P16"><text:span text:style-name="Source_20_Text"><text:span text:style-name="Strong_20_Emphasis">SQLException</text:span></text:span>: Generada por problemas en la interacción con una base de datos.</text:p>
        </text:list-item>
        <text:list-item>
          <text:p text:style-name="P16"><text:span text:style-name="Source_20_Text"><text:span text:style-name="Strong_20_Emphasis">NumberFormatException</text:span></text:span>: Se lanza cuando se intenta convertir una cadena de texto en un número y la cadena no tiene un formato válido.</text:p>
        </text:list-item>
      </text:list>
      <text:p text:style-name="P4"/>
      <text:h text:style-name="P3" text:outline-level="2"><text:bookmark-start text:name="__RefHeading___Toc19_2446107860"/>5. Buenas Prácticas en el Manejo de Excepciones<text:bookmark-end text:name="__RefHeading___Toc19_2446107860"/></text:h>
      <text:p text:style-name="P10">Algunas buenas prácticas para manejar excepciones en Java incluyen:</text:p>
      <text:list text:style-name="L6">
        <text:list-item>
          <text:p text:style-name="P17"><text:span text:style-name="Strong_20_Emphasis">Capturar excepciones específicas</text:span>: Evitar el uso de <text:span text:style-name="Source_20_Text">catch (Exception e)</text:span> siempre que sea posible, para tener un control más detallado.</text:p>
        </text:list-item>
        <text:list-item>
          <text:p text:style-name="P17"><text:span text:style-name="Strong_20_Emphasis">No suprimir excepciones sin manejarlas</text:span>: No dejar bloques <text:span text:style-name="Source_20_Text">catch</text:span> vacíos.</text:p>
        </text:list-item>
        <text:list-item>
          <text:p text:style-name="P17"><text:span text:style-name="Strong_20_Emphasis">Mensajes de error claros</text:span>: Proporcionar mensajes útiles para facilitar la depuración.</text:p>
        </text:list-item>
        <text:list-item>
          <text:p text:style-name="P17"><text:span text:style-name="Strong_20_Emphasis">Evitar usar excepciones para el control de flujo</text:span>: El uso excesivo de excepciones puede hacer que el código sea más difícil de seguir.</text:p>
        </text:list-item>
      </text:list>
      <text:p text:style-name="P4"/>
      <text:h text:style-name="P3" text:outline-level="2"><text:bookmark-start text:name="__RefHeading___Toc21_2446107860"/><text:soft-page-break/>6. Excepciones Personalizadas<text:bookmark-end text:name="__RefHeading___Toc21_2446107860"/></text:h>
      <text:p text:style-name="P10">Podemos crear nuestras propias excepciones extendiendo la clase <text:span text:style-name="Source_20_Text">Exception</text:span> o <text:span text:style-name="Source_20_Text">RuntimeException</text:span>. Esto permite manejar situaciones específicas que no se cubren con las excepciones predeterminadas de Java.</text:p>
      <text:p text:style-name="P10"><text:span text:style-name="Strong_20_Emphasis">Ventajas</text:span>: Ayudan a hacer el código más claro y proporcionan una mejor comprensión de los errores.</text:p>
      <text:p text:style-name="P22"><text:span text:style-name="Strong_20_Emphasis">Ejemplo</text:span>: <text:span text:style-name="Source_20_Text"><text:span text:style-name="T2">(</text:span></text:span><text:span text:style-name="Source_20_Text"><text:span text:style-name="T1">Todos </text:span></text:span><text:span text:style-name="Source_20_Text"><text:span text:style-name="T2">los ejemplos prácticos, tanto de este apartado como del 3. 7. y 8. están el archivo .java, comentado correctamente para su fácil acceso.)</text:span></text:span></text:p>
      <text:p text:style-name="P4"/>
      <text:h text:style-name="P3" text:outline-level="2"><text:bookmark-start text:name="__RefHeading___Toc23_2446107860"/>7. Manejo Avanzado de Excepciones<text:bookmark-end text:name="__RefHeading___Toc23_2446107860"/></text:h>
      <text:list text:style-name="L7">
        <text:list-item>
          <text:p text:style-name="P18"><text:span text:style-name="Strong_20_Emphasis">Múltiples bloques </text:span><text:span text:style-name="Source_20_Text"><text:span text:style-name="Strong_20_Emphasis">catch</text:span></text:span>: Podemos tener varios bloques <text:span text:style-name="Source_20_Text">catch</text:span> para manejar diferentes tipos de excepciones.</text:p>
        </text:list-item>
        <text:list-item>
          <text:p text:style-name="P18"><text:span text:style-name="Source_20_Text"><text:span text:style-name="Strong_20_Emphasis">try-with-resources</text:span></text:span>: Permite manejar recursos que deben cerrarse, como archivos o conexiones de base de datos, de forma automática.</text:p>
        </text:list-item>
      </text:list>
      <text:p text:style-name="P10"><text:span text:style-name="Strong_20_Emphasis">Ejemplo</text:span>:</text:p>
      <text:list text:style-name="L8">
        <text:list-item>
          <text:p text:style-name="P19"><text:span text:style-name="Strong_20_Emphasis">Propagar excepciones</text:span>: Utilizar <text:span text:style-name="Source_20_Text">throws</text:span> para delegar la responsabilidad de manejar una excepción a otro método.</text:p>
          <text:p text:style-name="P20"><text:span text:style-name="Source_20_Text"><text:span text:style-name="T2">(</text:span></text:span><text:span text:style-name="Source_20_Text"><text:span text:style-name="T1">Todos </text:span></text:span><text:span text:style-name="Source_20_Text"><text:span text:style-name="T2">los ejemplos prácticos, tanto de este apartado como del 3. 6 y 8. están el archivo .java, comentado correctamente para su fácil acceso.)</text:span></text:span></text:p>
        </text:list-item>
      </text:list>
      <text:p text:style-name="P4"/>
      <text:h text:style-name="P3" text:outline-level="2"><text:bookmark-start text:name="__RefHeading___Toc25_2446107860"/>8. Ejemplos Prácticos<text:bookmark-end text:name="__RefHeading___Toc25_2446107860"/></text:h>
      <text:p text:style-name="P10"/>
      <text:p text:style-name="Text_20_body"><text:bookmark-start text:name="__RefHeading___Toc27_2446107860"/><text:span text:style-name="T3">Ejemplo con </text:span><text:span text:style-name="Source_20_Text"><text:span text:style-name="T3">finally</text:span></text:span><text:bookmark-end text:name="__RefHeading___Toc27_2446107860"/></text:p>
      <text:p text:style-name="Text_20_body"><text:bookmark-start text:name="__RefHeading___Toc29_2446107860"/><text:span text:style-name="T3">Ejemplo con Excepciones Personalizadas</text:span><text:bookmark-end text:name="__RefHeading___Toc29_2446107860"/></text:p>
      <text:p text:style-name="P22"><text:span text:style-name="Source_20_Text"><text:span text:style-name="T2">(</text:span></text:span><text:span text:style-name="Source_20_Text"><text:span text:style-name="T1">Todos </text:span></text:span><text:span text:style-name="Source_20_Text"><text:span text:style-name="T2">los ejemplos prácticos, tanto de este apartado como del 3. 6. y 7. están el archivo .java, comentado correctamente para su fácil acceso.)</text:span></text:span></text:p>
      <text:p text:style-name="P4"/>
      <text:h text:style-name="P3" text:outline-level="2"><text:bookmark-start text:name="__RefHeading___Toc31_2446107860"/>9. Conclusión<text:bookmark-end text:name="__RefHeading___Toc31_2446107860"/></text:h>
      <text:p text:style-name="P10">El manejo de excepciones en Java es crucial para crear aplicaciones robustas y fáciles de mantener. Utilizar estructuras adecuadas y buenas prácticas permite manejar errores sin interrumpir el funcionamiento de la aplicación y proporciona una mejor experiencia al usuario. En el futuro, podría considerarse el uso de librerías que automatizan parte del manejo de excepciones, facilitando el desarrollo.</text:p>
      <text:p text:style-name="P4"/>
      <text:h text:style-name="P3" text:outline-level="2"><text:bookmark-start text:name="__RefHeading___Toc33_2446107860"/><text:soft-page-break/>10. Referencias<text:bookmark-end text:name="__RefHeading___Toc33_2446107860"/></text:h>
      <text:list text:style-name="L9">
        <text:list-item>
          <text:p text:style-name="P21"><text:a xlink:type="simple" xlink:href="https://docs.oracle.com/javase/tutorial/essential/exceptions/" text:style-name="Internet_20_link" text:visited-style-name="Visited_20_Internet_20_Link">Documentación Oficial de Java</text:a></text:p>
        </text:list-item>
        <text:list-item>
          <text:p text:style-name="P21">Bloch, J. (2018). Effective Java (3rd Edition). Addison-Wesley.</text:p>
        </text:list-item>
      </text:list>
      <text:p text:style-name="P5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" svg:font-family="'Liberation She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6:58:28.942000000</meta:creation-date>
    <dc:date>2024-10-21T17:57:15.424000000</dc:date>
    <meta:editing-duration>PT48M8S</meta:editing-duration>
    <meta:editing-cycles>4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67" meta:word-count="885" meta:character-count="5763" meta:non-whitespace-character-count="4972"/>
  </office:meta>
</office:document-meta>
</file>